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>
      <style:paragraph-properties fo:text-align="center" style:text-autospace="none"/>
      <style:text-properties style:font-name="Times New Roman" fo:font-size="12pt" style:font-name-asian="Times New Roman" style:font-name-complex="Times New Roman"/>
    </style:style>
    <style:style style:name="T1" style:family="text">
      <style:text-properties fo:color="#090909" style:font-name="Times New Roman" fo:font-size="12pt" style:font-name-asian="JetBrains Mono" style:font-size-asian="12pt" style:font-name-complex="JetBrains Mono" style:font-size-complex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 1 - Case Diagram</text:p>
      <text:p text:style-name="Standard"/>
      <text:p text:style-name="Standard"/>
      <text:p text:style-name="Standard"/>
      <text:p text:style-name="Standard"><draw:rect text:anchor-type="paragraph" draw:z-index="0" draw:style-name="gr1" draw:text-style-name="P1" svg:width="1.1689in" svg:height="0.5224in" svg:x="0.1563in" svg:y="0.0016in"><text:p text:style-name="P1">Actor Start</text:p></draw:rect></text:p>
      <text:p text:style-name="Standard"/>
      <text:p text:style-name="Standard"><draw:custom-shape text:anchor-type="paragraph" draw:z-index="1" draw:style-name="gr2" svg:width="0.2835in" svg:height="0.237in" svg:x="0.6075in" svg:y="0.1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rect text:anchor-type="paragraph" draw:z-index="2" draw:style-name="gr1" draw:text-style-name="P1" svg:width="0.9823in" svg:height="0.5488in" svg:x="0.272in" svg:y="0.0398in"><text:p text:style-name="P1">Canvas</text:p></draw:rect><text:tab/><text:tab/></text:p>
      <text:p text:style-name="Standard"><text:tab/><text:tab/><text:tab/><text:tab/><text:tab/><text:tab/><text:tab/><text:tab/><text:tab/>Back to Canvas</text:p>
      <text:p text:style-name="Standard"><draw:custom-shape text:anchor-type="paragraph" draw:z-index="8" draw:style-name="gr2" svg:width="5.1776in" svg:height="0.4732in" svg:x="1.6256in" svg:y="0.05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9" draw:style-name="gr2" svg:width="0.6295in" svg:height="6.6134in" svg:x="6.1126in" svg:y="0.349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2" svg:width="0.7886in" svg:height="6.7543in" svg:x="0.3335in" svg:y="0.1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/text:p>
      <text:p text:style-name="Standard"/>
      <text:p text:style-name="Standard"/>
      <text:p text:style-name="Standard"><draw:rect text:anchor-type="paragraph" draw:z-index="5" draw:style-name="gr1" draw:text-style-name="P1" svg:width="0.9823in" svg:height="0.5488in" svg:x="2.3701in" svg:y="0.1827in"><text:p text:style-name="P1">Free draw</text:p></draw:rect></text:p>
      <text:p text:style-name="Standard"/>
      <text:p text:style-name="Standard"><draw:custom-shape text:anchor-type="paragraph" draw:z-index="11" draw:style-name="gr2" svg:width="1.2039in" svg:height="0.2567in" svg:x="0.9972in" svg:y="0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2" svg:width="2.3898in" svg:height="0.2394in" svg:x="3.7228in" svg:y="0.04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custom-shape text:anchor-type="paragraph" draw:z-index="10" draw:style-name="gr2" svg:width="1.1331in" svg:height="0.2567in" svg:x="0.989in" svg:y="0.23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2.7079in" svg:height="0.3717in" svg:x="3.5728in" svg:y="0.1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3" draw:style-name="gr1" draw:text-style-name="P1" svg:width="1.124in" svg:height="0.5398in" svg:x="2.2453in" svg:y="0.1181in"><text:p text:style-name="P1">Chooses Tool</text:p></draw:rect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5" draw:style-name="gr3" draw:text-style-name="P1" svg:width="0.8051in" svg:height="0.6469in" svg:x="2.0508in" svg:y="0.6398in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14" draw:style-name="gr1" draw:text-style-name="P1" svg:width="0.815in" svg:height="0.5488in" svg:x="1.9972in" svg:y="0.0201in"><text:p text:style-name="P1">Choose</text:p><text:p text:style-name="P1">Filepath</text:p></draw:rect><draw:rect text:anchor-type="paragraph" draw:z-index="4" draw:style-name="gr1" draw:text-style-name="P1" svg:width="0.9213in" svg:height="0.4689in" svg:x="3.0146in" svg:y="0.8602in"><text:p text:style-name="P1">Pastes Image</text:p></draw:rect><draw:custom-shape text:anchor-type="paragraph" draw:z-index="16" draw:style-name="gr2" svg:width="0.8059in" svg:height="0.3012in" svg:x="2.9264in" svg:y="0.1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7" draw:style-name="gr1" draw:text-style-name="P1" svg:width="0.9921in" svg:height="0.4071in" svg:x="3.8555in" svg:y="0.1083in"><text:p text:style-name="P1">Throw Error</text:p></draw:rect><text:tab/><text:tab/>Open Image<text:tab/><text:tab/><text:tab/>bad filepath</text:p>
      <text:p text:style-name="Standard"><draw:custom-shape text:anchor-type="paragraph" draw:z-index="12" draw:style-name="gr2" svg:width="0.9205in" svg:height="0.2567in" svg:x="0.989in" svg:y="0.02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style-name="gr2" svg:width="1.2039in" svg:height="0.2303in" svg:x="4.9709in" svg:y="0.03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9" draw:style-name="gr2" svg:width="2.0894in" svg:height="0.248in" svg:x="4.0236in" svg:y="0.05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legal</text:p>
      <text:p text:style-name="Standard"><text:tab/><text:tab/><text:tab/>FilePath</text:p>
      <text:p text:style-name="Standard"/>
      <text:p text:style-name="Standard"><draw:rect text:anchor-type="paragraph" draw:z-index="21" draw:style-name="gr1" draw:text-style-name="P1" svg:width="0.815in" svg:height="0.5488in" svg:x="2.0417in" svg:y="0.0874in"><text:p text:style-name="P1">Choose</text:p><text:p text:style-name="P1">Filepath</text:p></draw:rect><text:tab/><text:tab/>Want to Save</text:p>
      <text:p text:style-name="Standard"><draw:custom-shape text:anchor-type="paragraph" draw:z-index="20" draw:style-name="gr2" svg:width="0.9386in" svg:height="0.3543in" svg:x="1.0591in" svg:y="0.0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2" svg:width="0.8059in" svg:height="0.3012in" svg:x="3.0772in" svg:y="0.04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5" draw:style-name="gr1" draw:text-style-name="P1" svg:width="0.9921in" svg:height="0.4071in" svg:x="4.0063in" svg:y="0.0138in"><text:p text:style-name="P1">Throw Error</text:p></draw:rect><draw:custom-shape text:anchor-type="paragraph" draw:z-index="27" draw:style-name="gr2" svg:width="1.0268in" svg:height="0.2476in" svg:x="5.0862in" svg:y="0.13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23" draw:style-name="gr3" draw:text-style-name="P1" svg:width="0.8051in" svg:height="0.6469in" svg:x="2.2016in" svg:y="0.1618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Standard"><draw:rect text:anchor-type="paragraph" draw:z-index="22" draw:style-name="gr1" draw:text-style-name="P1" svg:width="0.9213in" svg:height="0.4689in" svg:x="3.1654in" svg:y="0.1909in"><text:p text:style-name="P1">Save Canvas</text:p></draw:rect></text:p>
      <text:p text:style-name="Standard"><draw:custom-shape text:anchor-type="paragraph" draw:z-index="26" draw:style-name="gr2" svg:width="2.0894in" svg:height="0.248in" svg:x="4.1835in" svg:y="0.1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text:tab/><text:tab/> <text:s text:c="3"/>Want to Redo<text:tab/><text:tab/>No Redos found</text:p>
      <text:p text:style-name="Standard"><draw:custom-shape text:anchor-type="paragraph" draw:z-index="28" draw:style-name="gr2" svg:width="0.9386in" svg:height="0.3543in" svg:x="1.0591in" svg:y="0.0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9" draw:style-name="gr1" draw:text-style-name="P1" svg:width="0.815in" svg:height="0.5488in" svg:x="2.0417in" svg:y="0.0874in"><text:p text:style-name="P1">Call Redo</text:p></draw:rect><draw:custom-shape text:anchor-type="paragraph" draw:z-index="32" draw:style-name="gr2" svg:width="0.8059in" svg:height="0.3012in" svg:x="3.0772in" svg:y="0.19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33" draw:style-name="gr1" draw:text-style-name="P1" svg:width="0.9921in" svg:height="0.4071in" svg:x="4.0063in" svg:y="0.0138in"><text:p text:style-name="P1">Throw Error</text:p></draw:rect><draw:custom-shape text:anchor-type="paragraph" draw:z-index="35" draw:style-name="gr2" svg:width="1.0268in" svg:height="0.2476in" svg:x="5.0862in" svg:y="0.13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custom-shape text:anchor-type="paragraph" draw:z-index="31" draw:style-name="gr3" draw:text-style-name="P1" svg:width="0.8051in" svg:height="0.6469in" svg:x="2.2016in" svg:y="0.061in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37" draw:style-name="gr1" draw:text-style-name="P1" svg:width="0.9213in" svg:height="0.4689in" svg:x="4.7665in" svg:y="0.1689in"><text:p text:style-name="P1">Paste</text:p><text:p text:style-name="P1">Redo Canvas</text:p></draw:rect></text:p>
      <text:p text:style-name="Standard"><draw:rect text:anchor-type="paragraph" draw:z-index="30" draw:style-name="gr1" draw:text-style-name="P1" svg:width="0.9213in" svg:height="0.4689in" svg:x="3.1382in" svg:y="0.0083in"><text:p text:style-name="P1">Put Canvas in</text:p><text:p text:style-name="P1">Undo Stack</text:p></draw:rect><text:tab/><text:tab/><text:tab/>found</text:p>
      <text:p text:style-name="Standard"><draw:custom-shape text:anchor-type="paragraph" draw:z-index="34" draw:style-name="gr2" svg:width="0.6724in" svg:height="0.248in" svg:x="4.1835in" svg:y="0.006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style-name="gr2" svg:width="0.6724in" svg:height="0.248in" svg:x="5.6874in" svg:y="0.006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Redo stack</text:p>
      <text:p text:style-name="Standard"/>
      <text:p text:style-name="Standard"/>
      <text:p text:style-name="Standard"><draw:custom-shape text:anchor-type="paragraph" draw:z-index="49" draw:style-name="gr2" svg:width="0.6295in" svg:height="5.0661in" svg:x="6.1126in" svg:y="0.155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Standard"><draw:custom-shape text:anchor-type="paragraph" draw:z-index="38" draw:style-name="gr2" svg:width="0.7886in" svg:height="6.7543in" svg:x="0.3335in" svg:y="0.1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text:tab/><text:tab/>Want to Undo<text:tab/><text:tab/><text:tab/>No Undos Found</text:p>
      <text:p text:style-name="Standard"><draw:custom-shape text:anchor-type="paragraph" draw:z-index="39" draw:style-name="gr2" svg:width="0.9386in" svg:height="0.3543in" svg:x="1.0591in" svg:y="0.0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0" draw:style-name="gr1" draw:text-style-name="P1" svg:width="0.815in" svg:height="0.5488in" svg:x="2.0417in" svg:y="0.0874in"><text:p text:style-name="P1">Call Undo</text:p></draw:rect><draw:custom-shape text:anchor-type="paragraph" draw:z-index="43" draw:style-name="gr2" svg:width="0.8059in" svg:height="0.3012in" svg:x="3.0772in" svg:y="0.19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4" draw:style-name="gr1" draw:text-style-name="P1" svg:width="0.9921in" svg:height="0.4071in" svg:x="4.0063in" svg:y="0.0138in"><text:p text:style-name="P1">Throw Error</text:p></draw:rect></text:p>
      <text:p text:style-name="Standard"><draw:custom-shape text:anchor-type="paragraph" draw:z-index="46" draw:style-name="gr2" svg:width="1.0268in" svg:height="0.2476in" svg:x="5.0862in" svg:y="0.01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42" draw:style-name="gr3" draw:text-style-name="P1" svg:width="0.8051in" svg:height="0.6469in" svg:x="2.2016in" svg:y="0.061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Standard"><draw:custom-shape text:anchor-type="paragraph" draw:z-index="47" draw:style-name="gr2" svg:width="0.6724in" svg:height="0.248in" svg:x="5.6957in" svg:y="0.13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8" draw:style-name="gr1" draw:text-style-name="P1" svg:width="0.9213in" svg:height="0.4689in" svg:x="4.7752in" svg:y="0.0661in"><text:p text:style-name="P1">Paste</text:p><text:p text:style-name="P1">Redo Canvas</text:p></draw:rect><draw:custom-shape text:anchor-type="paragraph" draw:z-index="45" draw:style-name="gr2" svg:width="0.6724in" svg:height="0.248in" svg:x="4.1028in" svg:y="0.124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1" draw:style-name="gr1" draw:text-style-name="P1" svg:width="0.9213in" svg:height="0.4689in" svg:x="3.1465in" svg:y="0.0201in"><text:p text:style-name="P1">Put Canvas in</text:p><text:p text:style-name="P1">Undo Stack</text:p></draw:rect><text:tab/><text:tab/> <text:s text:c="5"/>Undo Stack</text:p>
      <text:p text:style-name="Standard"><text:tab/><text:tab/> <text:s text:c="5"/>Found</text:p>
      <text:p text:style-name="Standard"/>
      <text:p text:style-name="Standard"/>
      <text:p text:style-name="Standard"><draw:rect text:anchor-type="paragraph" draw:z-index="50" draw:style-name="gr1" draw:text-style-name="P1" svg:width="0.9823in" svg:height="0.5488in" svg:x="2.3701in" svg:y="0.1736in"><text:p text:style-name="P1">Zoom In</text:p></draw:rect></text:p>
      <text:p text:style-name="Standard"><draw:custom-shape text:anchor-type="paragraph" draw:z-index="51" draw:style-name="gr2" svg:width="1.2039in" svg:height="0.2567in" svg:x="0.9972in" svg:y="0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style-name="gr2" svg:width="2.598in" svg:height="0.2394in" svg:x="3.5146in" svg:y="0.1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rect text:anchor-type="paragraph" draw:z-index="53" draw:style-name="gr1" draw:text-style-name="P1" svg:width="0.9823in" svg:height="0.5488in" svg:x="2.3701in" svg:y="0.1728in"><text:p text:style-name="P1">Zoom Out</text:p></draw:rect></text:p>
      <text:p text:style-name="Standard"><draw:custom-shape text:anchor-type="paragraph" draw:z-index="54" draw:style-name="gr2" svg:width="1.2039in" svg:height="0.2567in" svg:x="0.9972in" svg:y="0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5" draw:style-name="gr2" svg:width="2.5496in" svg:height="0.2394in" svg:x="3.5634in" svg:y="0.048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rect text:anchor-type="paragraph" draw:z-index="56" draw:style-name="gr1" draw:text-style-name="P1" svg:width="0.8531in" svg:height="0.5634in" svg:x="2.3965in" svg:y="0.111in"><text:p text:style-name="P1">Open Help</text:p><text:p text:style-name="P1">Window</text:p></draw:rect></text:p>
      <text:p text:style-name="Standard"><draw:custom-shape text:anchor-type="paragraph" draw:z-index="58" draw:style-name="gr2" svg:width="1.2039in" svg:height="0.2567in" svg:x="0.9972in" svg:y="0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style-name="gr2" svg:width="2.6543in" svg:height="0.2394in" svg:x="3.4583in" svg:y="0.1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draw:rect text:anchor-type="paragraph" draw:z-index="57" draw:style-name="gr1" draw:text-style-name="P1" svg:width="1.0386in" svg:height="0.6413in" svg:x="2.3484in" svg:y="0.111in"><text:p text:style-name="P1">Open Release</text:p><text:p text:style-name="P1">NotesWindow</text:p></draw:rect></text:p>
      <text:p text:style-name="Standard"><draw:custom-shape text:anchor-type="paragraph" draw:z-index="59" draw:style-name="gr2" svg:width="1.2039in" svg:height="0.2567in" svg:x="0.9972in" svg:y="0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style-name="gr2" svg:width="2.6543in" svg:height="0.2394in" svg:x="3.4583in" svg:y="0.0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><text:tab/><text:tab/> <text:s text:c="3"/>Close Program<text:tab/><text:tab/><text:tab/>Up to date Save</text:p>
      <text:p text:style-name="Standard"><draw:custom-shape text:anchor-type="paragraph" draw:z-index="62" draw:style-name="gr2" svg:width="0.9378in" svg:height="0.2567in" svg:x="1.1217in" svg:y="0.06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63" draw:style-name="gr1" draw:text-style-name="P1" svg:width="0.9335in" svg:height="0.5795in" svg:x="2.1228in" svg:y="0.0181in"><text:p text:style-name="P1">Check Auto</text:p><text:p text:style-name="P1">Save</text:p></draw:rect><draw:custom-shape text:anchor-type="paragraph" draw:z-index="66" draw:style-name="gr2" svg:width="1.9386in" svg:height="0.2567in" svg:x="3.3307in" svg:y="0.13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7" draw:style-name="gr2" svg:width="0.3949in" svg:height="0.4268in" svg:x="5.4374in" svg:y="0.17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custom-shape text:anchor-type="paragraph" draw:z-index="64" draw:style-name="gr3" draw:text-style-name="P1" svg:width="0.8051in" svg:height="0.6469in" svg:x="2.2016in" svg:y="0.061in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69" draw:style-name="gr1" draw:text-style-name="P1" svg:width="1.0697in" svg:height="0.4748in" svg:x="5.4862in" svg:y="0.1661in"><text:p text:style-name="P1">Close Program</text:p></draw:rect></text:p>
      <text:p text:style-name="Standard"><draw:rect text:anchor-type="paragraph" draw:z-index="65" draw:style-name="gr1" draw:text-style-name="P1" svg:width="1.287in" svg:height="0.4669in" svg:x="3.1366in" svg:y="0.0626in"><text:p text:style-name="P1">Ask to Save</text:p></draw:rect><draw:custom-shape text:anchor-type="paragraph" draw:z-index="68" draw:style-name="gr2" svg:width="0.9378in" svg:height="0.2567in" svg:x="4.4681in" svg:y="0.12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 <text:s text:c="6"/>Hasn't been</text:p>
      <text:p text:style-name="Standard"><text:tab/><text:tab/> <text:s text:c="6"/>Sav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4" draw:style-name="gr4" draw:text-style-name="P1" svg:x1="4.489in" svg:y1="1.9181in" svg:x2="6.3071in" svg:y2="1.9181in"><text:p/></draw:line><draw:rect text:anchor-type="paragraph" draw:z-index="73" draw:style-name="gr1" draw:text-style-name="P1" svg:width="1.8185in" svg:height="1.3835in" svg:x="4.489in" svg:y="1.7252in"><text:p text:style-name="P1">Saving</text:p><text:p text:style-name="P1">Int saveCount</text:p><text:p text:style-name="P1">Boolean changeCheck</text:p><text:p text:style-name="P1">saveCanvas()</text:p><text:p text:style-name="P1">changeAutoTime()</text:p><text:p text:style-name="P2">drawAutoSave()</text:p><text:p text:style-name="P1"/></draw:rect><draw:line text:anchor-type="paragraph" draw:z-index="72" draw:style-name="gr4" draw:text-style-name="P1" svg:x1="3.4508in" svg:y1="2.4075in" svg:x2="4.4571in" svg:y2="2.3354in"><text:p/></draw:line><draw:line text:anchor-type="paragraph" draw:z-index="71" draw:style-name="gr4" draw:text-style-name="P1" svg:x1="1.6327in" svg:y1="1.8209in" svg:x2="3.4508in" svg:y2="1.8209in"><text:p/></draw:line><draw:rect text:anchor-type="paragraph" draw:z-index="70" draw:style-name="gr1" draw:text-style-name="P1" svg:width="1.8185in" svg:height="1.3835in" svg:x="1.6327in" svg:y="1.628in"><text:p text:style-name="P1">Paint</text:p><text:p text:style-name="P1">Canvas paintGround</text:p><text:p text:style-name="P1">GraphicContext graphCon</text:p><text:p text:style-name="P2">Stack pastCanvas</text:p><text:p text:style-name="P3">Stack futureCanvas</text:p><text:p text:style-name="P1">Stage s</text:p><text:p text:style-name="P1"/></draw:rect><text:soft-page-break/>Diagram 2- Class Diagram</text:p>
      <text:p text:style-name="Standard"><draw:rect text:anchor-type="paragraph" draw:z-index="81" draw:style-name="gr1" draw:text-style-name="P1" svg:width="1.8268in" svg:height="0.435in" svg:x="1.6972in" svg:y="0.1457in"><text:p text:style-name="P1">ToolBarFun</text:p><text:p text:style-name="P1">SetupToolBar()</text:p></draw:rect></text:p>
      <text:p text:style-name="Standard"><draw:rect text:anchor-type="paragraph" draw:z-index="76" draw:style-name="gr1" draw:text-style-name="P1" svg:width="1.987in" svg:height="0.9571in" svg:x="4.2874in" svg:y="0.0602in"><text:p text:style-name="P1">UndoEdit</text:p><text:p text:style-name="P1">Undo()</text:p><text:p text:style-name="P1">Redo()</text:p><text:p text:style-name="P1">AddUndoStack()</text:p><text:p text:style-name="P1"/></draw:rect><draw:line text:anchor-type="paragraph" draw:z-index="82" draw:style-name="gr4" draw:text-style-name="P1" svg:x1="1.6972in" svg:y1="0.1815in" svg:x2="3.5236in" svg:y2="0.1654in"><text:p/></draw:line><draw:rect text:anchor-type="paragraph" draw:z-index="90" draw:style-name="gr1" draw:text-style-name="P1" svg:width="1.4004in" svg:height="0.8689in" svg:x="0.0472in" svg:y="0.0862in"><text:p text:style-name="P1">UseZoom</text:p><text:p text:style-name="P1">Double canvasScale</text:p><text:p text:style-name="P1">zoomIn()</text:p><text:p text:style-name="P1">zoomOut()</text:p></draw:rect></text:p>
      <text:p text:style-name="Standard"><draw:line text:anchor-type="paragraph" draw:z-index="77" draw:style-name="gr4" draw:text-style-name="P1" svg:x1="4.2874in" svg:y1="0.0693in" svg:x2="6.274in" svg:y2="0.0693in"><text:p/></draw:line><draw:line text:anchor-type="paragraph" draw:z-index="91" draw:style-name="gr4" draw:text-style-name="P1" svg:x1="0.0472in" svg:y1="0.111in" svg:x2="1.4472in" svg:y2="0.1276in"><text:p/></draw:line></text:p>
      <text:p text:style-name="Standard"><draw:line text:anchor-type="paragraph" draw:z-index="75" draw:style-name="gr4" draw:text-style-name="P1" svg:x1="3.3701in" svg:y1="0.861in" svg:x2="4.3354in" svg:y2="0.1673in"><text:p/></draw:line><draw:line text:anchor-type="paragraph" draw:z-index="83" draw:style-name="gr4" draw:text-style-name="P1" svg:x1="2.4929in" svg:y1="0.0055in" svg:x2="2.4929in" svg:y2="0.861in"><text:p/></draw:line></text:p>
      <text:p text:style-name="Standard"/>
      <text:p text:style-name="Standard"/>
      <text:p text:style-name="Standard"/>
      <text:p text:style-name="Standard"><draw:rect text:anchor-type="paragraph" draw:z-index="87" draw:style-name="gr1" draw:text-style-name="P1" svg:width="1.7217in" svg:height="1.1024in" svg:x="-0.3866in" svg:y="0.0299in"><text:p text:style-name="P1">CanvasResize</text:p><text:p text:style-name="P1">Textfield CanvasHeight</text:p><text:p text:style-name="P1">Textfield CanvasWidth</text:p><text:p text:style-name="P1">resizeCanvas()</text:p><text:p text:style-name="P1">rescalePaint()</text:p></draw:rect></text:p>
      <text:p text:style-name="Standard"><draw:line text:anchor-type="paragraph" draw:z-index="88" draw:style-name="gr4" draw:text-style-name="P1" svg:x1="-0.3866in" svg:y1="0.0961in" svg:x2="1.335in" svg:y2="0.0799in"><text:p/></draw:line></text:p>
      <text:p text:style-name="Standard"/>
      <text:p text:style-name="Standard"><draw:line text:anchor-type="paragraph" draw:z-index="89" draw:style-name="gr4" draw:text-style-name="P1" svg:x1="1.6327in" svg:y1="0.1071in" svg:x2="1.3346in" svg:y2="0.0181in"><text:p/></draw:line></text:p>
      <text:p text:style-name="Standard"/>
      <text:p text:style-name="Standard"/>
      <text:p text:style-name="Standard"/>
      <text:p text:style-name="Standard"><draw:line text:anchor-type="paragraph" draw:z-index="78" draw:style-name="gr4" draw:text-style-name="P1" svg:x1="2.4929in" svg:y1="0.1362in" svg:x2="2.4929in" svg:y2="1.1406in"><text:p/></draw:line><draw:line text:anchor-type="paragraph" draw:z-index="86" draw:style-name="gr4" draw:text-style-name="P1" svg:x1="3.4508in" svg:y1="0.0953in" svg:x2="4.0937in" svg:y2="0.8673in"><text:p/></draw:line><draw:line text:anchor-type="paragraph" draw:z-index="92" draw:style-name="gr4" draw:text-style-name="P1" svg:x1="1.6323in" svg:y1="0.1362in" svg:x2="1.3102in" svg:y2="0.45in"><text:p/></draw:line></text:p>
      <text:p text:style-name="Standard"/>
      <text:p text:style-name="Standard"><draw:rect text:anchor-type="paragraph" draw:z-index="93" draw:style-name="gr1" draw:text-style-name="P1" svg:width="1.3598in" svg:height="0.4988in" svg:x="0.0071in" svg:y="0.0583in"><text:p text:style-name="P1">OpenPicture</text:p><text:p text:style-name="P1">openPicture()</text:p></draw:rect></text:p>
      <text:p text:style-name="Standard"><draw:line text:anchor-type="paragraph" draw:z-index="94" draw:style-name="gr4" draw:text-style-name="P1" svg:x1="0.0071in" svg:y1="0.1157in" svg:x2="1.3669in" svg:y2="0.1083in"><text:p/></draw:line></text:p>
      <text:p text:style-name="Standard"><draw:rect text:anchor-type="paragraph" draw:z-index="84" draw:style-name="gr1" draw:text-style-name="P1" svg:width="1.8268in" svg:height="0.435in" svg:x="4.0374in" svg:y="0.1417in"><text:p text:style-name="P1">RelNote</text:p><text:p text:style-name="P1"><text:span text:style-name="T1">getRelNote()</text:span></text:p></draw:rect></text:p>
      <text:p text:style-name="Standard"><draw:rect text:anchor-type="paragraph" draw:z-index="79" draw:style-name="gr1" draw:text-style-name="P1" svg:width="1.8268in" svg:height="0.435in" svg:x="1.6807in" svg:y="0.1575in"><text:p text:style-name="P1">HelpInfo</text:p><text:p text:style-name="P1"><text:span text:style-name="T1">getHelpInfo()</text:span></text:p></draw:rect><draw:line text:anchor-type="paragraph" draw:z-index="85" draw:style-name="gr4" draw:text-style-name="P1" svg:x1="4.0374in" svg:y1="0.1689in" svg:x2="5.8638in" svg:y2="0.1528in"><text:p/></draw:line></text:p>
      <text:p text:style-name="Standard"><draw:line text:anchor-type="paragraph" draw:z-index="80" draw:style-name="gr4" draw:text-style-name="P1" svg:x1="1.6807in" svg:y1="0.1835in" svg:x2="3.5071in" svg:y2="0.1673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agram 3 – Object Diagram – futureCanvas</text:p>
      <text:p text:style-name="Standard"/>
      <text:p text:style-name="Standard"/>
      <text:p text:style-name="Standard"/>
      <text:p text:style-name="Standard"><draw:rect text:anchor-type="paragraph" draw:z-index="95" draw:style-name="gr1" draw:text-style-name="P1" svg:width="2.2531in" svg:height="1.2307in" svg:x="-0.0492in" svg:y="0.1764in"><text:p text:style-name="P1">UndoEdit</text:p><text:p text:style-name="P1">Undo() →</text:p><text:p text:style-name="P1">FutureCanvas.push(paintGround) </text:p><text:p text:style-name="P1"/><text:p text:style-name="P1"/></draw:rect></text:p>
      <text:p text:style-name="Standard"><draw:rect text:anchor-type="paragraph" draw:z-index="96" draw:style-name="gr1" draw:text-style-name="P1" svg:width="2.526in" svg:height="0.8449in" svg:x="2.8717in" svg:y="0.0008in"><text:p text:style-name="P1">Main</text:p><text:p text:style-name="P1">futureCanvas.push(defaultCanvas)</text:p><text:p text:style-name="P1"/><text:p text:style-name="P1"/></draw:rect><draw:line text:anchor-type="paragraph" draw:z-index="98" draw:style-name="gr4" draw:text-style-name="P1" svg:x1="2.8717in" svg:y1="0.2098in" svg:x2="5.4299in" svg:y2="0.178in"><text:p/></draw:line></text:p>
      <text:p text:style-name="Standard"><draw:custom-shape text:anchor-type="paragraph" draw:z-index="97" draw:style-name="gr2" svg:width="0.4913in" svg:height="0.2898in" svg:x="2.3161in" svg:y="0.082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agram 4 – Activity Diagram</text:p>
      <text:p text:style-name="Standard"/>
      <text:p text:style-name="Standard"><draw:rect text:anchor-type="paragraph" draw:z-index="99" draw:style-name="gr1" draw:text-style-name="P1" svg:width="1.3012in" svg:height="0.6378in" svg:x="0.3339in" svg:y="0.0575in"><text:p text:style-name="P1">Launch Paint</text:p></draw:rect></text:p>
      <text:p text:style-name="Standard"/>
      <text:p text:style-name="Standard"/>
      <text:p text:style-name="Standard"><draw:custom-shape text:anchor-type="paragraph" draw:z-index="100" draw:style-name="gr2" svg:width="0.328in" svg:height="0.637in" svg:x="0.7846in" svg:y="0.12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><draw:rect text:anchor-type="paragraph" draw:z-index="101" draw:style-name="gr1" draw:text-style-name="P1" svg:width="1.5043in" svg:height="0.5398in" svg:x="0.0417in" svg:y="0.0173in"><text:p text:style-name="P1">Mess Around with</text:p><text:p text:style-name="P1">Features</text:p></draw:rect></text:p>
      <text:p text:style-name="Standard"/>
      <text:p text:style-name="Standard"><draw:custom-shape text:anchor-type="paragraph" draw:z-index="102" draw:style-name="gr2" svg:width="0.3543in" svg:height="0.7087in" svg:x="0.652in" svg:y="0.17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><draw:rect text:anchor-type="paragraph" draw:z-index="103" draw:style-name="gr1" draw:text-style-name="P1" svg:width="1.3185in" svg:height="0.6378in" svg:x="0.228in" svg:y="0.1154in"><text:p text:style-name="P1">Try to Close</text:p></draw:rect><draw:rect text:anchor-type="paragraph" draw:z-index="109" draw:style-name="gr4" draw:text-style-name="P1" svg:width="1.4606in" svg:height="1.9913in" svg:x="5.3161in" svg:y="0.1602in"><text:p text:style-name="P1">Close Program</text:p></draw:rect></text:p>
      <text:p text:style-name="Standard"><draw:custom-shape text:anchor-type="paragraph" draw:z-index="104" draw:style-name="gr2" svg:width="1.2921in" svg:height="0.3189in" svg:x="1.6701in" svg:y="0.13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05" draw:style-name="gr1" draw:text-style-name="P1" svg:width="1.2039in" svg:height="0.6287in" svg:x="3.0417in" svg:y="0.039in"><text:p text:style-name="P1">Ask to save</text:p></draw:rect><text:tab/><text:tab/><text:tab/><text:tab/>haven't saved</text:p>
      <text:p text:style-name="Standard"><draw:custom-shape text:anchor-type="paragraph" draw:z-index="108" draw:style-name="gr2" svg:width="0.6988in" svg:height="0.248in" svg:x="4.3602in" svg:y="0.0689in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106" draw:style-name="gr2" svg:width="0.4425in" svg:height="0.6724in" svg:x="0.7055in" svg:y="0.07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tab/><text:tab/><text:tab/>have saved</text:p>
      <text:p text:style-name="Standard"><draw:custom-shape text:anchor-type="paragraph" draw:z-index="107" draw:style-name="gr2" svg:width="3.8051in" svg:height="0.5224in" svg:x="1.228in" svg:y="0.0984in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21:06:27</meta:creation-date>
    <dc:date>2021-11-19T23:15:12</dc:date>
    <meta:editing-duration>PT2H8M46S</meta:editing-duration>
    <meta:editing-cycles>23</meta:editing-cycles>
    <meta:generator>OpenOffice.org/3.4$Unix OpenOffice.org_project/340m1$Build-9590</meta:generator>
    <meta:document-statistic meta:table-count="0" meta:image-count="0" meta:object-count="0" meta:page-count="5" meta:paragraph-count="22" meta:word-count="64" meta:character-count="421"/>
  </office:meta>
</office:document-meta>
</file>